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3dac" officeooo:paragraph-rsid="0012689f"/>
    </style:style>
    <style:style style:name="P2" style:family="paragraph" style:parent-style-name="Standard">
      <style:text-properties fo:language="en" fo:country="US" fo:font-weight="bold" officeooo:rsid="0013df35" officeooo:paragraph-rsid="0012689f" style:font-weight-asian="bold" style:font-weight-complex="bold"/>
    </style:style>
    <style:style style:name="P3" style:family="paragraph" style:parent-style-name="Standard">
      <style:text-properties fo:language="en" fo:country="US" officeooo:paragraph-rsid="0012689f"/>
    </style:style>
    <style:style style:name="P4" style:family="paragraph" style:parent-style-name="Standard">
      <style:text-properties fo:language="en" fo:country="US" fo:font-weight="normal" officeooo:rsid="0013b16c" officeooo:paragraph-rsid="0013b16c" style:font-weight-asian="normal" style:font-weight-complex="normal"/>
    </style:style>
    <style:style style:name="P5" style:family="paragraph" style:parent-style-name="Standard">
      <style:text-properties style:font-name="Calibri" fo:font-size="10pt" fo:language="en" fo:country="US" fo:font-weight="normal" officeooo:rsid="0013df35" officeooo:paragraph-rsid="0012689f" style:font-size-asian="10pt" style:font-weight-asian="normal" style:font-size-complex="10pt" style:font-weight-complex="normal"/>
    </style:style>
    <style:style style:name="P6" style:family="paragraph" style:parent-style-name="Standard">
      <style:text-properties style:font-name="Calibri" fo:font-size="10pt" fo:language="en" fo:country="US" fo:font-weight="normal" officeooo:rsid="0013df35" officeooo:paragraph-rsid="0013b16c" style:font-size-asian="10pt" style:font-weight-asian="normal" style:font-size-complex="10pt" style:font-weight-complex="normal"/>
    </style:style>
    <style:style style:name="P7" style:family="paragraph" style:parent-style-name="Standard">
      <style:text-properties fo:font-weight="bold" officeooo:rsid="0016ec29" officeooo:paragraph-rsid="0012689f" style:font-weight-asian="bold" style:font-weight-complex="bold"/>
    </style:style>
    <style:style style:name="P8" style:family="paragraph" style:parent-style-name="Standard">
      <style:text-properties fo:font-weight="bold" officeooo:rsid="0019a126" officeooo:paragraph-rsid="0019a126" style:font-weight-asian="bold" style:font-weight-complex="bold"/>
    </style:style>
    <style:style style:name="P9" style:family="paragraph" style:parent-style-name="Standard">
      <style:text-properties officeooo:paragraph-rsid="0012689f"/>
    </style:style>
    <style:style style:name="P10" style:family="paragraph" style:parent-style-name="Standard">
      <style:text-properties officeooo:rsid="0013b16c" officeooo:paragraph-rsid="00156926"/>
    </style:style>
    <style:style style:name="P11" style:family="paragraph" style:parent-style-name="Standard">
      <style:text-properties officeooo:paragraph-rsid="00156926"/>
    </style:style>
    <style:style style:name="P12" style:family="paragraph" style:parent-style-name="Standard">
      <style:text-properties officeooo:paragraph-rsid="001a219a"/>
    </style:style>
    <style:style style:name="P13" style:family="paragraph" style:parent-style-name="Standard">
      <style:text-properties officeooo:rsid="001a219a" officeooo:paragraph-rsid="001a219a"/>
    </style:style>
    <style:style style:name="P14" style:family="paragraph" style:parent-style-name="Standard">
      <style:text-properties fo:color="#c9211e" officeooo:rsid="00153dac" officeooo:paragraph-rsid="0012689f"/>
    </style:style>
    <style:style style:name="P15" style:family="paragraph" style:parent-style-name="Standard">
      <style:text-properties fo:color="#c9211e" officeooo:rsid="001d57c9" officeooo:paragraph-rsid="001d57c9"/>
    </style:style>
    <style:style style:name="P16" style:family="paragraph" style:parent-style-name="Standard">
      <style:text-properties fo:color="#c9211e" officeooo:rsid="001d57c9" officeooo:paragraph-rsid="001f31f1"/>
    </style:style>
    <style:style style:name="P17" style:family="paragraph" style:parent-style-name="Standard">
      <style:text-properties officeooo:paragraph-rsid="001d57c9"/>
    </style:style>
    <style:style style:name="T1" style:family="text">
      <style:text-properties style:font-name="Calibri" fo:font-size="10pt" fo:language="en" fo:country="US" fo:font-weight="normal" style:font-size-asian="10pt" style:font-weight-asian="normal" style:font-size-complex="10pt" style:font-weight-complex="normal"/>
    </style:style>
    <style:style style:name="T2" style:family="text">
      <style:text-properties style:font-name="Calibri" fo:font-size="10pt" fo:language="en" fo:country="US" fo:font-weight="normal" officeooo:rsid="0016ec29" style:font-size-asian="10pt" style:font-weight-asian="normal" style:font-size-complex="10pt" style:font-weight-complex="normal"/>
    </style:style>
    <style:style style:name="T3" style:family="text">
      <style:text-properties style:font-name="Calibri" fo:font-size="10pt" fo:language="en" fo:country="US" fo:font-weight="normal" officeooo:rsid="00143685" style:font-size-asian="10pt" style:font-weight-asian="normal" style:font-size-complex="10pt" style:font-weight-complex="normal"/>
    </style:style>
    <style:style style:name="T4" style:family="text">
      <style:text-properties style:font-name="Calibri" fo:font-size="10pt" fo:language="en" fo:country="US" fo:font-weight="normal" officeooo:rsid="00153dac" style:font-size-asian="10pt" style:font-weight-asian="normal" style:font-size-complex="10pt" style:font-weight-complex="normal"/>
    </style:style>
    <style:style style:name="T5" style:family="text">
      <style:text-properties style:font-name="Calibri" fo:font-size="10pt" fo:language="en" fo:country="US" fo:font-weight="normal" officeooo:rsid="0013b16c" style:font-size-asian="10pt" style:font-weight-asian="normal" style:font-size-complex="10pt" style:font-weight-complex="normal"/>
    </style:style>
    <style:style style:name="T6" style:family="text">
      <style:text-properties style:font-name="Calibri" fo:font-size="10pt" fo:language="en" fo:country="US" fo:font-weight="normal" officeooo:rsid="00156926" style:font-size-asian="10pt" style:font-weight-asian="normal" style:font-size-complex="10pt" style:font-weight-complex="normal"/>
    </style:style>
    <style:style style:name="T7" style:family="text">
      <style:text-properties style:font-name="Calibri" fo:font-size="10pt" fo:language="en" fo:country="US" fo:font-weight="normal" officeooo:rsid="001656b8" style:font-size-asian="10pt" style:font-weight-asian="normal" style:font-size-complex="10pt" style:font-weight-complex="normal"/>
    </style:style>
    <style:style style:name="T8" style:family="text">
      <style:text-properties style:font-name="Calibri" fo:font-size="10pt" fo:language="en" fo:country="US" fo:font-weight="normal" officeooo:rsid="0019a126" style:font-size-asian="10pt" style:font-weight-asian="normal" style:font-size-complex="10pt" style:font-weight-complex="normal"/>
    </style:style>
    <style:style style:name="T9" style:family="text">
      <style:text-properties style:font-name="Calibri" fo:font-size="10pt" fo:language="en" fo:country="US" fo:font-weight="normal" officeooo:rsid="001a219a" style:font-size-asian="10pt" style:font-weight-asian="normal" style:font-size-complex="10pt" style:font-weight-complex="normal"/>
    </style:style>
    <style:style style:name="T10" style:family="text">
      <style:text-properties style:font-name="Calibri" fo:font-size="10pt" fo:language="en" fo:country="US" fo:font-weight="normal" officeooo:rsid="001f31f1" style:font-size-asian="10pt" style:font-weight-asian="normal" style:font-size-complex="10pt" style:font-weight-complex="normal"/>
    </style:style>
    <style:style style:name="T11" style:family="text">
      <style:text-properties style:font-name="Calibri" fo:font-size="10pt" fo:language="en" fo:country="US" style:font-size-asian="10pt" style:font-size-complex="10pt"/>
    </style:style>
    <style:style style:name="T12" style:family="text">
      <style:text-properties style:font-name="Calibri" fo:font-size="10pt" fo:language="en" fo:country="US" officeooo:rsid="00153dac" style:font-size-asian="10pt" style:font-size-complex="10pt"/>
    </style:style>
    <style:style style:name="T13" style:family="text">
      <style:text-properties style:font-name="Calibri" fo:font-size="10pt" fo:language="en" fo:country="US" officeooo:rsid="0016ec29" style:font-size-asian="10pt" style:font-size-complex="10pt"/>
    </style:style>
    <style:style style:name="T14" style:family="text">
      <style:text-properties style:font-name="Calibri" fo:font-size="10pt" fo:language="en" fo:country="US" fo:font-weight="bold" officeooo:rsid="00153dac" style:font-size-asian="10pt" style:font-weight-asian="bold" style:font-size-complex="10pt" style:font-weight-complex="bold"/>
    </style:style>
    <style:style style:name="T15" style:family="text">
      <style:text-properties style:font-name="Calibri" fo:font-size="10pt" style:font-size-asian="10pt" style:font-size-complex="10pt"/>
    </style:style>
    <style:style style:name="T16" style:family="text">
      <style:text-properties style:font-name="Calibri" fo:font-size="10pt" officeooo:rsid="0013b16c" style:font-size-asian="10pt" style:font-size-complex="10pt"/>
    </style:style>
    <style:style style:name="T17" style:family="text">
      <style:text-properties officeooo:rsid="00153d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5"/></text:p>
      <text:p text:style-name="P2"><text:span text:style-name="T15">Simulation Based Tasks</text:span></text:p>
      <text:p text:style-name="P2"><text:span text:style-name="T16"/></text:p>
      <text:p text:style-name="P4"><text:span text:style-name="T16">G</text:span><text:span text:style-name="T15">oal: Create a simple model for the firing rate of a unit, and check if a neuron simulated from this model looks like our actual data. </text:span></text:p>
      <text:p text:style-name="P2"><text:span text:style-name="T15"/></text:p>
      <text:p text:style-name="P9"><text:span text:style-name="T14">Setting up the parameters:</text:span></text:p>
      <text:p text:style-name="P5"/>
      <text:p text:style-name="P6"><text:span text:style-name="T17">Before we simulate a neuron, we need to put our data into a form that can be easily compared to our eventual simulation. For our first simulation, we will test whether a simple Gaussian distribution using the data parameters can produce a spiking pattern similar to the ground-truth spike train. </text:span></text:p>
      <text:p text:style-name="P5"/>
      <text:p text:style-name="P9"><text:span text:style-name="T5">1</text:span><text:span text:style-name="T3">. </text:span><text:span text:style-name="T4">To get the ground-truth spike rates, bin each cluster using a bin size of 1 second. Find a way to plot </text:span><text:span text:style-name="T5">the resulting</text:span><text:span text:style-name="T4"> array </text:span><text:span text:style-name="T5">for each cluster</text:span><text:span text:style-name="T4">, and check that the plot makes sense (no unreasonable values, and no bugs).</text:span></text:p>
      <text:p text:style-name="P9"><text:span text:style-name="T4"/></text:p>
      <text:p text:style-name="P10"><text:span text:style-name="T4">2. </text:span><text:span text:style-name="T1">Calculate the average firing rate of each cluster. Define a unique variable for each resulting value, using a clear name (e.g., </text:span><text:span text:style-name="T4">clus1_avg, clus2_avg,..</text:span><text:span text:style-name="T6">) </text:span><text:span text:style-name="T7">or using a table structure</text:span><text:span text:style-name="T6">. Do the same with the standard deviation </text:span><text:span text:style-name="T3">(clus1_std, clus2_std,..).</text:span></text:p>
      <text:p text:style-name="P9"><text:span text:style-name="T4"/></text:p>
      <text:p text:style-name="P7"><text:span text:style-name="T12">M</text:span><text:span text:style-name="T11">odeling the neuron: </text:span></text:p>
      <text:p text:style-name="P11"><text:span text:style-name="T6">3</text:span><text:span text:style-name="T4">. For each cluster, simulate the firing rates across time by defining a Gaussian distribution with the cluster’s mean and standard deviation and sampling from </text:span><text:span text:style-name="T6">the resulting</text:span><text:span text:style-name="T4"> distribution.</text:span></text:p>
      <text:p text:style-name="P1"><text:span text:style-name="T1"/></text:p>
      <text:p text:style-name="P7"><text:span text:style-name="T11">Evaluating the model: </text:span></text:p>
      <text:p text:style-name="P17"><text:span text:style-name="T6">4</text:span><text:span text:style-name="T4">. Plot your simulated firing rates against your ground-truth firing rates, </text:span><text:span text:style-name="T2">using a different color for each</text:span><text:span text:style-name="T4">. Compare them via visual inspection.</text:span></text:p>
      <text:p text:style-name="P17"><text:span text:style-name="T2">Do the Gaussian-sampled simulation</text:span><text:span text:style-name="T6">s</text:span><text:span text:style-name="T2"> seem like </text:span><text:span text:style-name="T6">they </text:span><text:span text:style-name="T2">captures any of the firing patterns of the actual neuron</text:span><text:span text:style-name="T6">s</text:span><text:span text:style-name="T2">? </text:span></text:p>
      <text:p text:style-name="P15"><text:span text:style-name="T1">Example </text:span><text:span text:style-name="T10">(description)</text:span><text:span text:style-name="T1">: </text:span><text:span text:style-name="T2">V</text:span><text:span text:style-name="T1">ery evenly distributed spikes, much more so than an actual neuron. </text:span></text:p>
      <text:p text:style-name="P17"><text:span text:style-name="T2">How has this method failed or succeeded in modeling the real neural activity?</text:span></text:p>
      <text:p text:style-name="P16"><text:span text:style-name="T1">Example </text:span><text:span text:style-name="T10">(reasoning about the above description)</text:span><text:span text:style-name="T1">: </text:span><text:span text:style-name="T2">F</text:span><text:span text:style-name="T1">itting a gaussian distribution to neural activity in the absence of any stimulus information doesn’t tell us anything interesting about the neural </text:span><text:span text:style-name="T10">activity. Additionally, Gaussian distribution cannot take into account the refractory period, or the other known dynamics of neurons, and are not a good fit for modeling direct neural activity.</text:span></text:p>
      <text:p text:style-name="P14"><text:span text:style-name="T2"/></text:p>
      <text:p text:style-name="P8"><text:span text:style-name="T13">T</text:span><text:span text:style-name="T11">hinking about the model:</text:span></text:p>
      <text:p text:style-name="P12"><text:span text:style-name="T8">5. </text:span><text:span text:style-name="T9">In computational neuroscience, there are several taxonomies for organizing and relating models to one another. One such taxonomy, introduced by Peter Dayan and Larry Abbott, categorizes models as being descriptive, mechanistic, or interpretive.</text:span></text:p>
      <text:p text:style-name="P12"><text:span text:style-name="T9">Descriptive models ask, “What are the neural responses to an external stimuli?”</text:span></text:p>
      <text:p text:style-name="P12"><text:span text:style-name="T9">Mechanistic models ask, “How do these neural responses arise from a neuron or neural network?”</text:span></text:p>
      <text:p text:style-name="P13"><text:span text:style-name="T1">Interpretive models ask, “Why do neurons function the way that they do?” </text:span></text:p>
      <text:p text:style-name="P13"><text:span text:style-name="T1"/></text:p>
      <text:p text:style-name="P13"><text:span text:style-name="T1">Given these definitions, in which category would you place the model that we’ve used above? <text:s/></text:span></text:p>
      <text:p text:style-name="P15"><text:span text:style-name="T1">Descriptive. “Fitting” the distribution to the firing rate statistics and then sampling from the distribution only assumes that the neural data has an underlying normal distribution, but not anything about what is really happening in the cell to produce this behavior. </text:span></text:p>
      <text:p text:style-name="P13"><text:span text:style-name="T1"/></text:p>
      <text:p text:style-name="P13"><text:span text:style-name="T1">Do you know of any existing, well-known computational models that might fit in the other categories? </text:span></text:p>
      <text:p text:style-name="P15"><text:span text:style-name="T1">Mechanistic: Hubel &amp; Wiesel center surround receptive fields; Hodgkin–Huxley conductance model</text:span></text:p>
      <text:p text:style-name="P15"><text:span text:style-name="T1">Interpretive: Concept cells are distributed so that they can withstand loss of individual neurons without losing much performa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4:33:05.158547374</meta:creation-date>
    <dc:date>2020-10-27T13:26:24.295675025</dc:date>
    <meta:editing-duration>PT16M39S</meta:editing-duration>
    <meta:editing-cycles>4</meta:editing-cycles>
    <meta:generator>LibreOffice/6.4.6.2$Linux_X86_64 LibreOffice_project/40$Build-2</meta:generator>
    <meta:document-statistic meta:table-count="0" meta:image-count="0" meta:object-count="0" meta:page-count="1" meta:paragraph-count="24" meta:word-count="497" meta:character-count="3196" meta:non-whitespace-character-count="2712"/>
  </office:meta>
</office:document-meta>
</file>